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star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RT-Ex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RT-Connect</text:p>
          </table:table-cell>
          <table:covered-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135.21" calcext:value-type="float">
            <text:p>135.2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309.4" calcext:value-type="float">
            <text:p>309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6.19" calcext:value-type="float">
            <text:p>466.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31.42" calcext:value-type="float">
            <text:p>1031.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984.6" calcext:value-type="float">
            <text:p>984.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30.32" calcext:value-type="float">
            <text:p>30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3.95" calcext:value-type="float">
            <text:p>623.9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66.45" calcext:value-type="float">
            <text:p>66.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40.07" calcext:value-type="float">
            <text:p>14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58.13" calcext:value-type="float">
            <text:p>258.1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79.34" calcext:value-type="float">
            <text:p>179.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44.77" calcext:value-type="float">
            <text:p>44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0.08" calcext:value-type="float">
            <text:p>780.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54.95" calcext:value-type="float">
            <text:p>54.9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826.18" calcext:value-type="float">
            <text:p>826.1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.37" calcext:value-type="float">
            <text:p>733.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73.31" calcext:value-type="float">
            <text:p>473.31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801.21" calcext:value-type="float">
            <text:p>1801.21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.29" calcext:value-type="float">
            <text:p>55.2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42.92" calcext:value-type="float">
            <text:p>842.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729.37" calcext:value-type="float">
            <text:p>729.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4.84" calcext:value-type="float">
            <text:p>544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79.22" calcext:value-type="float">
            <text:p>479.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88.99" calcext:value-type="float">
            <text:p>288.9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.42" calcext:value-type="float">
            <text:p>451.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35.56" calcext:value-type="float">
            <text:p>35.56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48.36" calcext:value-type="float">
            <text:p>248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594.51" calcext:value-type="float">
            <text:p>594.5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20.84" calcext:value-type="float">
            <text:p>2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43.13" calcext:value-type="float">
            <text:p>743.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556.32" calcext:value-type="float">
            <text:p>1556.3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82.84" calcext:value-type="float">
            <text:p>782.84</text:p>
          </table:table-cell>
          <table:table-cell/>
          <table:table-cell table:number-columns-repeated="2"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.32" calcext:value-type="float">
            <text:p>15.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65.36" calcext:value-type="float">
            <text:p>65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44.39" calcext:value-type="float">
            <text:p>744.3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.12" calcext:value-type="float">
            <text:p>201.1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70.72" calcext:value-type="float">
            <text:p>170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9.03" calcext:value-type="float">
            <text:p>669.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90.74" calcext:value-type="float">
            <text:p>190.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737.25" calcext:value-type="float">
            <text:p>737.2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2.45" calcext:value-type="float">
            <text:p>942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97.86" calcext:value-type="float">
            <text:p>797.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079.59" calcext:value-type="float">
            <text:p>1079.5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.04" calcext:value-type="float">
            <text:p>9.04</text:p>
          </table:table-cell>
          <table:table-cell/>
          <table:table-cell table:number-columns-repeated="2" office:value-type="float" office:value="-8" calcext:value-type="float">
            <text:p>-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94.17" calcext:value-type="float">
            <text:p>594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9.09" calcext:value-type="float">
            <text:p>19.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.68" calcext:value-type="float">
            <text:p>42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664.21" calcext:value-type="float">
            <text:p>664.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75.62" calcext:value-type="float">
            <text:p>775.6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3.89" calcext:value-type="float">
            <text:p>283.8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12.33" calcext:value-type="float">
            <text:p>412.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.51" calcext:value-type="float">
            <text:p>52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781.2" calcext:value-type="float">
            <text:p>781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.84" calcext:value-type="float">
            <text:p>74.8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49.34" calcext:value-type="float">
            <text:p>49.34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1.86" calcext:value-type="float">
            <text:p>11.86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5738.54" calcext:value-type="float">
            <text:p>5738.5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154.06" calcext:value-type="float">
            <text:p>154.06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39.8" calcext:value-type="float">
            <text:p>139.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2799.86" calcext:value-type="float">
            <text:p>2799.8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6.16" calcext:value-type="float">
            <text:p>96.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715.97" calcext:value-type="float">
            <text:p>715.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4.48" calcext:value-type="float">
            <text:p>14.4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6.26" calcext:value-type="float">
            <text:p>516.2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534.33" calcext:value-type="float">
            <text:p>534.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4.01" calcext:value-type="float">
            <text:p>984.0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2.64" calcext:value-type="float">
            <text:p>22.6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681.79" calcext:value-type="float">
            <text:p>681.7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03.43" calcext:value-type="float">
            <text:p>203.43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7" calcext:value-type="float">
            <text:p>14.5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0.24" calcext:value-type="float">
            <text:p>690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4.39" calcext:value-type="float">
            <text:p>14.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65.95" calcext:value-type="float">
            <text:p>1765.9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540.61" calcext:value-type="float">
            <text:p>540.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46" calcext:value-type="float">
            <text:p>1.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49.61" calcext:value-type="float">
            <text:p>449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900.85" calcext:value-type="float">
            <text:p>900.8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.23" calcext:value-type="float">
            <text:p>66.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3.55" calcext:value-type="float">
            <text:p>563.5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25.66" calcext:value-type="float">
            <text:p>725.6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51.22" calcext:value-type="float">
            <text:p>51.2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39.34" calcext:value-type="float">
            <text:p>39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54.39" calcext:value-type="float">
            <text:p>854.39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183.23" calcext:value-type="float">
            <text:p>183.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694.02" calcext:value-type="float">
            <text:p>4694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58.38" calcext:value-type="float">
            <text:p>858.3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61.28" calcext:value-type="float">
            <text:p>1161.2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33.99" calcext:value-type="float">
            <text:p>833.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5.88" calcext:value-type="float">
            <text:p>45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9.79" calcext:value-type="float">
            <text:p>269.7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305.8" calcext:value-type="float">
            <text:p>305.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5.27" calcext:value-type="float">
            <text:p>25.2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99.97" calcext:value-type="float">
            <text:p>699.97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8.82" calcext:value-type="float">
            <text:p>8.82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.95" calcext:value-type="float">
            <text:p>27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72.27" calcext:value-type="float">
            <text:p>872.2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888.72" calcext:value-type="float">
            <text:p>888.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19.34" calcext:value-type="float">
            <text:p>219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12.41" calcext:value-type="float">
            <text:p>812.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.32" calcext:value-type="float">
            <text:p>20.3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20.8" calcext:value-type="float">
            <text:p>420.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81.02" calcext:value-type="float">
            <text:p>381.0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66.02" calcext:value-type="float">
            <text:p>66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25.6" calcext:value-type="float">
            <text:p>1025.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.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56.09" calcext:value-type="float">
            <text:p>256.0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1447.91" calcext:value-type="float">
            <text:p>144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91.68" calcext:value-type="float">
            <text:p>9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588.19" calcext:value-type="float">
            <text:p>588.19</text:p>
          </table:table-cell>
          <table:table-cell/>
          <table:table-cell table:number-columns-repeated="2"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.26" calcext:value-type="float">
            <text:p>32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34.95" calcext:value-type="float">
            <text:p>1034.9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798.27" calcext:value-type="float">
            <text:p>798.27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2.14" calcext:value-type="float">
            <text:p>102.1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06.86" calcext:value-type="float">
            <text:p>206.8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.42" calcext:value-type="float">
            <text:p>76.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86.9" calcext:value-type="float">
            <text:p>386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21.9" calcext:value-type="float">
            <text:p>321.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.59" calcext:value-type="float">
            <text:p>600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704.52" calcext:value-type="float">
            <text:p>704.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364.76" calcext:value-type="float">
            <text:p>364.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7.02" calcext:value-type="float">
            <text:p>47.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7.98" calcext:value-type="float">
            <text:p>757.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3.61" calcext:value-type="float">
            <text:p>13.61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786.66" calcext:value-type="float">
            <text:p>786.6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5.49" calcext:value-type="float">
            <text:p>365.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97.38" calcext:value-type="float">
            <text:p>1097.38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4" calcext:value-type="float">
            <text:p>11.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46.16" calcext:value-type="float">
            <text:p>46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2.16" calcext:value-type="float">
            <text:p>802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641.1" calcext:value-type="float">
            <text:p>641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36.57" calcext:value-type="float">
            <text:p>36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0.67" calcext:value-type="float">
            <text:p>660.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799.53" calcext:value-type="float">
            <text:p>799.5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410.77" calcext:value-type="float">
            <text:p>410.77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94.42" calcext:value-type="float">
            <text:p>94.4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7.76" calcext:value-type="float">
            <text:p>907.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5.07" calcext:value-type="float">
            <text:p>465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42.25" calcext:value-type="float">
            <text:p>742.2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807.24" calcext:value-type="float">
            <text:p>807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938.91" calcext:value-type="float">
            <text:p>938.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6.39" calcext:value-type="float">
            <text:p>16.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94.52" calcext:value-type="float">
            <text:p>794.5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1224.73" calcext:value-type="float">
            <text:p>1224.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3.46" calcext:value-type="float">
            <text:p>713.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4.74" calcext:value-type="float">
            <text:p>24.7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632.87" calcext:value-type="float">
            <text:p>632.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91.46" calcext:value-type="float">
            <text:p>91.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69.09" calcext:value-type="float">
            <text:p>969.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139.68" calcext:value-type="float">
            <text:p>139.6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81.03" calcext:value-type="float">
            <text:p>81.0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2.42" calcext:value-type="float">
            <text:p>782.4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65.05" calcext:value-type="float">
            <text:p>265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12.43" calcext:value-type="float">
            <text:p>112.4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30.41" calcext:value-type="float">
            <text:p>1130.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2788.28" calcext:value-type="float">
            <text:p>2788.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91.59" calcext:value-type="float">
            <text:p>891.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55.3" calcext:value-type="float">
            <text:p>555.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6.27" calcext:value-type="float">
            <text:p>666.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10.74" calcext:value-type="float">
            <text:p>10.7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616.03" calcext:value-type="float">
            <text:p>616.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87.65" calcext:value-type="float">
            <text:p>2187.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3.26" calcext:value-type="float">
            <text:p>43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990.31" calcext:value-type="float">
            <text:p>990.3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2"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95.42" calcext:value-type="float">
            <text:p>95.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54.71" calcext:value-type="float">
            <text:p>554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787.04" calcext:value-type="float">
            <text:p>787.0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513.47" calcext:value-type="float">
            <text:p>513.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14.71" calcext:value-type="float">
            <text:p>714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11.82" calcext:value-type="float">
            <text:p>11.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19.81" calcext:value-type="float">
            <text:p>819.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66.77" calcext:value-type="float">
            <text:p>1166.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25.73" calcext:value-type="float">
            <text:p>425.7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518.28" calcext:value-type="float">
            <text:p>518.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99.35" calcext:value-type="float">
            <text:p>199.3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8.2" calcext:value-type="float">
            <text:p>138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14.64" calcext:value-type="float">
            <text:p>814.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40.96" calcext:value-type="float">
            <text:p>1140.9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192.82" calcext:value-type="float">
            <text:p>192.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700.57" calcext:value-type="float">
            <text:p>700.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.59" calcext:value-type="float">
            <text:p>54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395.43" calcext:value-type="float">
            <text:p>395.4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68.62" calcext:value-type="float">
            <text:p>368.6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.06" calcext:value-type="float">
            <text:p>56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748.3" calcext:value-type="float">
            <text:p>748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01.03" calcext:value-type="float">
            <text:p>801.0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5.11" calcext:value-type="float">
            <text:p>75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437.24" calcext:value-type="float">
            <text:p>437.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6" calcext:value-type="float">
            <text:p>50.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13.66" calcext:value-type="float">
            <text:p>913.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35.87" calcext:value-type="float">
            <text:p>1935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44.98" calcext:value-type="float">
            <text:p>1144.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401.96" calcext:value-type="float">
            <text:p>401.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.33" calcext:value-type="float">
            <text:p>81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4.56" calcext:value-type="float">
            <text:p>804.5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617.31" calcext:value-type="float">
            <text:p>617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3" calcext:value-type="float">
            <text:p>22.6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10.04" calcext:value-type="float">
            <text:p>810.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88.64" calcext:value-type="float">
            <text:p>688.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64.32" calcext:value-type="float">
            <text:p>3764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61.18" calcext:value-type="float">
            <text:p>861.1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68" calcext:value-type="float">
            <text:p>9.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6.36" calcext:value-type="float">
            <text:p>106.3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3.79" calcext:value-type="float">
            <text:p>653.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654.23" calcext:value-type="float">
            <text:p>654.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52.35" calcext:value-type="float">
            <text:p>52.3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.97" calcext:value-type="float">
            <text:p>78.9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2.24" calcext:value-type="float">
            <text:p>602.2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658.2" calcext:value-type="float">
            <text:p>658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5.12" calcext:value-type="float">
            <text:p>195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5.2" calcext:value-type="float">
            <text:p>785.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88.87" calcext:value-type="float">
            <text:p>388.8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836.82" calcext:value-type="float">
            <text:p>2836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86.92" calcext:value-type="float">
            <text:p>986.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646.14" calcext:value-type="float">
            <text:p>1646.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5161.51" calcext:value-type="float">
            <text:p>5161.5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39.73" calcext:value-type="float">
            <text:p>839.7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1.03" calcext:value-type="float">
            <text:p>1.03</text:p>
          </table:table-cell>
          <table:table-cell/>
          <table:table-cell table:number-columns-repeated="2" office:value-type="float" office:value="-8" calcext:value-type="float">
            <text:p>-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650.24" calcext:value-type="float">
            <text:p>650.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76.15" calcext:value-type="float">
            <text:p>776.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57.81" calcext:value-type="float">
            <text:p>57.8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8.59" calcext:value-type="float">
            <text:p>348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63.21" calcext:value-type="float">
            <text:p>763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603.44" calcext:value-type="float">
            <text:p>603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2.79" calcext:value-type="float">
            <text:p>32.79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4.74" calcext:value-type="float">
            <text:p>94.7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33.93" calcext:value-type="float">
            <text:p>933.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.82" calcext:value-type="float">
            <text:p>7.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31.47" calcext:value-type="float">
            <text:p>31.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12:.E101])" office:value-type="float" office:value="667.725111111111" calcext:value-type="float">
            <text:p>667.725111111111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K12:.K101])" office:value-type="float" office:value="343.796888888889" calcext:value-type="float">
            <text:p>343.796888888889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Q12:.Q101])" office:value-type="float" office:value="378.710333333333" calcext:value-type="float">
            <text:p>378.710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</text:p>
          </table:table-cell>
          <table:table-cell table:formula="of:=STDEV([.E2:.E101])" office:value-type="float" office:value="262.842865641098" calcext:value-type="float">
            <text:p>262.842865641098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K2:.K101])" office:value-type="float" office:value="596.556509908231" calcext:value-type="float">
            <text:p>596.556509908231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Q2:.Q101])" office:value-type="float" office:value="1005.12482204184" calcext:value-type="float">
            <text:p>1005.1248220418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rueba t</text:p>
          </table:table-cell>
          <table:table-cell table:formula="of:=TTEST([.E2:.E101];[.K2:.K101];2;3)" office:value-type="float" office:value="0.00000422030773327632" calcext:value-type="float">
            <text:p>4.22030773327632E-06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E2:.E101];[.Q2:.Q101];2;3)" office:value-type="float" office:value="0.00439010110185296" calcext:value-type="float">
            <text:p>0.004390101101853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K2:.K101];[.Q2:.Q101];2;3)" office:value-type="float" office:value="0.928662695078472" calcext:value-type="float">
            <text:p>0.928662695078472</text:p>
          </table:table-cell>
        </table:table-row>
        <table:table-row table:style-name="ro1">
          <table:table-cell table:number-columns-repeated="4"/>
          <table:table-cell table:formula="of:=ROUND([.E105]; 7)" office:value-type="float" office:value="0.0000042" calcext:value-type="float">
            <text:p>4.2E-06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0.0000042" calcext:value-type="float">
            <text:p>4.2E-06</text:p>
          </table:table-cell>
          <table:table-cell table:number-columns-repeated="12"/>
        </table:table-row>
      </table:table>
      <table:table table:name="Hoja2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star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RT-Ex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RT-Connect</text:p>
          </table:table-cell>
          <table:covered-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3695.94" calcext:value-type="float">
            <text:p>3695.9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3.09" calcext:value-type="float">
            <text:p>113.0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429.2" calcext:value-type="float">
            <text:p>4429.2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137.27" calcext:value-type="float">
            <text:p>137.27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73.26" calcext:value-type="float">
            <text:p>73.2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3455.92" calcext:value-type="float">
            <text:p>3455.9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335.17" calcext:value-type="float">
            <text:p>11335.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20.92" calcext:value-type="float">
            <text:p>20.9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4098.67" calcext:value-type="float">
            <text:p>4098.67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4.69" calcext:value-type="float">
            <text:p>54.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  <table:table-cell office:value-type="float" office:value="2620.74" calcext:value-type="float">
            <text:p>2620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9.63" calcext:value-type="float">
            <text:p>9.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10.42" calcext:value-type="float">
            <text:p>310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174.43" calcext:value-type="float">
            <text:p>3174.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58.61" calcext:value-type="float">
            <text:p>58.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2359.72" calcext:value-type="float">
            <text:p>2359.7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83.49" calcext:value-type="float">
            <text:p>83.49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874.88" calcext:value-type="float">
            <text:p>6874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.33" calcext:value-type="float">
            <text:p>5.3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4119.44" calcext:value-type="float">
            <text:p>4119.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12.13" calcext:value-type="float">
            <text:p>1212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83.15" calcext:value-type="float">
            <text:p>3883.15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115.03" calcext:value-type="float">
            <text:p>115.0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065.69" calcext:value-type="float">
            <text:p>7065.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869.41" calcext:value-type="float">
            <text:p>1869.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office:value-type="float" office:value="25.41" calcext:value-type="float">
            <text:p>25.4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3197.18" calcext:value-type="float">
            <text:p>3197.1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230.03" calcext:value-type="float">
            <text:p>230.0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86.88" calcext:value-type="float">
            <text:p>486.8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2273.06" calcext:value-type="float">
            <text:p>2273.0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1463.69" calcext:value-type="float">
            <text:p>1463.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204.74" calcext:value-type="float">
            <text:p>204.7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58.08" calcext:value-type="float">
            <text:p>4158.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1.46" calcext:value-type="float">
            <text:p>11.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168.1" calcext:value-type="float">
            <text:p>5168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151.3" calcext:value-type="float">
            <text:p>151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32.12" calcext:value-type="float">
            <text:p>32.1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775.27" calcext:value-type="float">
            <text:p>1775.27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85.67" calcext:value-type="float">
            <text:p>85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5840.38" calcext:value-type="float">
            <text:p>5840.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16" calcext:value-type="float">
            <text:p>-16</text:p>
          </table:table-cell>
          <table:table-cell office:value-type="float" office:value="7320.06" calcext:value-type="float">
            <text:p>7320.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5747.01" calcext:value-type="float">
            <text:p>5747.01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91" calcext:value-type="float">
            <text:p>34.9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23" calcext:value-type="float">
            <text:p>23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955.31" calcext:value-type="float">
            <text:p>5955.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615.56" calcext:value-type="float">
            <text:p>1615.56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5153.87" calcext:value-type="float">
            <text:p>5153.8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8.87" calcext:value-type="float">
            <text:p>138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203.21" calcext:value-type="float">
            <text:p>10203.21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279.25" calcext:value-type="float">
            <text:p>279.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3.48" calcext:value-type="float">
            <text:p>303.4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2978.69" calcext:value-type="float">
            <text:p>2978.69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71.5" calcext:value-type="float">
            <text:p>67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175.02" calcext:value-type="float">
            <text:p>175.0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-20" calcext:value-type="float">
            <text:p>-20</text:p>
          </table:table-cell>
          <table:table-cell office:value-type="float" office:value="230.04" calcext:value-type="float">
            <text:p>230.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407.66" calcext:value-type="float">
            <text:p>3407.6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993.25" calcext:value-type="float">
            <text:p>993.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102.74" calcext:value-type="float">
            <text:p>102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750.28" calcext:value-type="float">
            <text:p>750.28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12182.3" calcext:value-type="float">
            <text:p>1218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float" office:value="538.25" calcext:value-type="float">
            <text:p>538.2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4536.18" calcext:value-type="float">
            <text:p>4536.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8.71" calcext:value-type="float">
            <text:p>38.7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99.29" calcext:value-type="float">
            <text:p>99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5057.27" calcext:value-type="float">
            <text:p>5057.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36.15" calcext:value-type="float">
            <text:p>436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253.09" calcext:value-type="float">
            <text:p>5253.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42.72" calcext:value-type="float">
            <text:p>42.7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3561.3" calcext:value-type="float">
            <text:p>3561.3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12.77" calcext:value-type="float">
            <text:p>312.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4001.13" calcext:value-type="float">
            <text:p>4001.1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135.21" calcext:value-type="float">
            <text:p>135.2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57.71" calcext:value-type="float">
            <text:p>4157.71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2936.75" calcext:value-type="float">
            <text:p>2936.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319.56" calcext:value-type="float">
            <text:p>319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863.39" calcext:value-type="float">
            <text:p>5863.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5.78" calcext:value-type="float">
            <text:p>15.78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23" calcext:value-type="float">
            <text:p>23</text:p>
          </table:table-cell>
          <table:table-cell office:value-type="float" office:value="10901.92" calcext:value-type="float">
            <text:p>10901.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699.41" calcext:value-type="float">
            <text:p>699.4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1" calcext:value-type="float">
            <text:p>-21</text:p>
          </table:table-cell>
          <table:table-cell office:value-type="float" office:value="-9" calcext:value-type="float">
            <text:p>-9</text:p>
          </table:table-cell>
          <table:table-cell office:value-type="float" office:value="-21" calcext:value-type="float">
            <text:p>-21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5803.08" calcext:value-type="float">
            <text:p>5803.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.55" calcext:value-type="float">
            <text:p>42.5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5693.53" calcext:value-type="float">
            <text:p>5693.5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248.13" calcext:value-type="float">
            <text:p>1248.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office:value-type="float" office:value="137.67" calcext:value-type="float">
            <text:p>137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495.64" calcext:value-type="float">
            <text:p>4495.64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776.13" calcext:value-type="float">
            <text:p>776.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421.24" calcext:value-type="float">
            <text:p>421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4691.8" calcext:value-type="float">
            <text:p>4691.8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16" calcext:value-type="float">
            <text:p>-16</text:p>
          </table:table-cell>
          <table:table-cell office:value-type="float" office:value="4403.2" calcext:value-type="float">
            <text:p>4403.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734.66" calcext:value-type="float">
            <text:p>734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2624.6" calcext:value-type="float">
            <text:p>2624.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03.09" calcext:value-type="float">
            <text:p>103.09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81.25" calcext:value-type="float">
            <text:p>381.2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595.06" calcext:value-type="float">
            <text:p>4595.0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.63" calcext:value-type="float">
            <text:p>46.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358.53" calcext:value-type="float">
            <text:p>358.5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796.14" calcext:value-type="float">
            <text:p>6796.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75.5" calcext:value-type="float">
            <text:p>375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50.26" calcext:value-type="float">
            <text:p>5250.2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9.29" calcext:value-type="float">
            <text:p>9.2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5134.43" calcext:value-type="float">
            <text:p>5134.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office:value-type="float" office:value="6475.54" calcext:value-type="float">
            <text:p>6475.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19.49" calcext:value-type="float">
            <text:p>19.4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3124.48" calcext:value-type="float">
            <text:p>3124.4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67.78" calcext:value-type="float">
            <text:p>67.7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796.21" calcext:value-type="float">
            <text:p>2796.2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1.09" calcext:value-type="float">
            <text:p>11.0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109.02" calcext:value-type="float">
            <text:p>109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5466.05" calcext:value-type="float">
            <text:p>5466.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3.14" calcext:value-type="float">
            <text:p>83.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1207.09" calcext:value-type="float">
            <text:p>1207.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41.05" calcext:value-type="float">
            <text:p>141.05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35.22" calcext:value-type="float">
            <text:p>35.2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340.89" calcext:value-type="float">
            <text:p>2340.8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6.06" calcext:value-type="float">
            <text:p>246.06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0.45" calcext:value-type="float">
            <text:p>60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7595.26" calcext:value-type="float">
            <text:p>7595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345.66" calcext:value-type="float">
            <text:p>345.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326.94" calcext:value-type="float">
            <text:p>326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5508.12" calcext:value-type="float">
            <text:p>5508.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27.44" calcext:value-type="float">
            <text:p>27.4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5667.41" calcext:value-type="float">
            <text:p>5667.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54.9" calcext:value-type="float">
            <text:p>1754.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4368.03" calcext:value-type="float">
            <text:p>4368.03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29.08" calcext:value-type="float">
            <text:p>29.0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81.29" calcext:value-type="float">
            <text:p>4181.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75.4" calcext:value-type="float">
            <text:p>75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803.7" calcext:value-type="float">
            <text:p>1803.7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7369.57" calcext:value-type="float">
            <text:p>7369.5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-20" calcext:value-type="float">
            <text:p>-20</text:p>
          </table:table-cell>
          <table:table-cell office:value-type="float" office:value="5808.07" calcext:value-type="float">
            <text:p>5808.07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833.06" calcext:value-type="float">
            <text:p>833.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1082.89" calcext:value-type="float">
            <text:p>1082.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926.85" calcext:value-type="float">
            <text:p>2926.8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  <table:table-cell office:value-type="float" office:value="453.13" calcext:value-type="float">
            <text:p>453.1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4008.3" calcext:value-type="float">
            <text:p>4008.3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550.73" calcext:value-type="float">
            <text:p>550.73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4413.62" calcext:value-type="float">
            <text:p>14413.6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6782.73" calcext:value-type="float">
            <text:p>6782.7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97.87" calcext:value-type="float">
            <text:p>1997.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5705.25" calcext:value-type="float">
            <text:p>5705.25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.04" calcext:value-type="float">
            <text:p>27.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-23" calcext:value-type="float">
            <text:p>-23</text:p>
          </table:table-cell>
          <table:table-cell office:value-type="float" office:value="379.05" calcext:value-type="float">
            <text:p>379.0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  <table:table-cell office:value-type="float" office:value="2852.18" calcext:value-type="float">
            <text:p>2852.1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178.88" calcext:value-type="float">
            <text:p>178.88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2" calcext:value-type="float">
            <text:p>22</text:p>
          </table:table-cell>
          <table:table-cell office:value-type="float" office:value="58.73" calcext:value-type="float">
            <text:p>58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10.52" calcext:value-type="float">
            <text:p>5310.5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5646.81" calcext:value-type="float">
            <text:p>5646.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3212.73" calcext:value-type="float">
            <text:p>3212.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45.93" calcext:value-type="float">
            <text:p>45.9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32.78" calcext:value-type="float">
            <text:p>32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301.65" calcext:value-type="float">
            <text:p>3301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4.6" calcext:value-type="float">
            <text:p>33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260.28" calcext:value-type="float">
            <text:p>26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6535.98" calcext:value-type="float">
            <text:p>6535.98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7383.96" calcext:value-type="float">
            <text:p>7383.9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42.86" calcext:value-type="float">
            <text:p>442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999.87" calcext:value-type="float">
            <text:p>4999.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office:value-type="float" office:value="1970.37" calcext:value-type="float">
            <text:p>1970.37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52.46" calcext:value-type="float">
            <text:p>6252.46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9.35" calcext:value-type="float">
            <text:p>189.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784.31" calcext:value-type="float">
            <text:p>5784.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182.52" calcext:value-type="float">
            <text:p>182.52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77.23" calcext:value-type="float">
            <text:p>77.2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075.86" calcext:value-type="float">
            <text:p>1075.8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661.06" calcext:value-type="float">
            <text:p>661.0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4376.61" calcext:value-type="float">
            <text:p>4376.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173.41" calcext:value-type="float">
            <text:p>173.41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22.84" calcext:value-type="float">
            <text:p>22.8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131.57" calcext:value-type="float">
            <text:p>6131.57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345.56" calcext:value-type="float">
            <text:p>345.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134.75" calcext:value-type="float">
            <text:p>134.7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952.54" calcext:value-type="float">
            <text:p>5952.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3.42" calcext:value-type="float">
            <text:p>103.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1.53" calcext:value-type="float">
            <text:p>101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456.08" calcext:value-type="float">
            <text:p>4456.0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862.3" calcext:value-type="float">
            <text:p>862.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370.23" calcext:value-type="float">
            <text:p>370.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229.87" calcext:value-type="float">
            <text:p>229.87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24" calcext:value-type="float">
            <text:p>24</text:p>
          </table:table-cell>
          <table:table-cell office:value-type="float" office:value="4425.65" calcext:value-type="float">
            <text:p>4425.65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4456.17" calcext:value-type="float">
            <text:p>4456.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office:value-type="float" office:value="287.15" calcext:value-type="float">
            <text:p>287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3413.44" calcext:value-type="float">
            <text:p>3413.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1779.92" calcext:value-type="float">
            <text:p>1779.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232.97" calcext:value-type="float">
            <text:p>232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4322.65" calcext:value-type="float">
            <text:p>4322.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1950.29" calcext:value-type="float">
            <text:p>1950.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2451.07" calcext:value-type="float">
            <text:p>2451.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2.89" calcext:value-type="float">
            <text:p>22.8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6284.58" calcext:value-type="float">
            <text:p>6284.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749.62" calcext:value-type="float">
            <text:p>749.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14.72" calcext:value-type="float">
            <text:p>114.7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8128.3" calcext:value-type="float">
            <text:p>8128.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03.84" calcext:value-type="float">
            <text:p>1303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26.15" calcext:value-type="float">
            <text:p>26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4444.66" calcext:value-type="float">
            <text:p>4444.66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07.52" calcext:value-type="float">
            <text:p>1407.5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6.98" calcext:value-type="float">
            <text:p>2976.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3017.9" calcext:value-type="float">
            <text:p>3017.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1147.7" calcext:value-type="float">
            <text:p>1147.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3265.9" calcext:value-type="float">
            <text:p>3265.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67.76" calcext:value-type="float">
            <text:p>2167.7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9703.77" calcext:value-type="float">
            <text:p>9703.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.86" calcext:value-type="float">
            <text:p>21.86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203.84" calcext:value-type="float">
            <text:p>203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5329.93" calcext:value-type="float">
            <text:p>5329.9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994.19" calcext:value-type="float">
            <text:p>1994.19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3129.8" calcext:value-type="float">
            <text:p>3129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2590.12" calcext:value-type="float">
            <text:p>2590.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office:value-type="float" office:value="1625.54" calcext:value-type="float">
            <text:p>1625.54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1" calcext:value-type="float">
            <text:p>21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4817.18" calcext:value-type="float">
            <text:p>4817.1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8.08" calcext:value-type="float">
            <text:p>8.08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278.35" calcext:value-type="float">
            <text:p>278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438.64" calcext:value-type="float">
            <text:p>5438.6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512.58" calcext:value-type="float">
            <text:p>512.5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314.38" calcext:value-type="float">
            <text:p>314.3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24.81" calcext:value-type="float">
            <text:p>4324.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4777.88" calcext:value-type="float">
            <text:p>4777.8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7.82" calcext:value-type="float">
            <text:p>377.8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169.57" calcext:value-type="float">
            <text:p>4169.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650.23" calcext:value-type="float">
            <text:p>650.2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477.58" calcext:value-type="float">
            <text:p>477.5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5137.56" calcext:value-type="float">
            <text:p>5137.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17" calcext:value-type="float">
            <text:p>17</text:p>
          </table:table-cell>
          <table:table-cell office:value-type="float" office:value="333.11" calcext:value-type="float">
            <text:p>333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68.25" calcext:value-type="float">
            <text:p>68.2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3547.36" calcext:value-type="float">
            <text:p>3547.3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97.79" calcext:value-type="float">
            <text:p>97.79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291.76" calcext:value-type="float">
            <text:p>291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5150.82" calcext:value-type="float">
            <text:p>5150.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42.13" calcext:value-type="float">
            <text:p>642.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360.88" calcext:value-type="float">
            <text:p>1360.8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71.43" calcext:value-type="float">
            <text:p>71.4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7184.97" calcext:value-type="float">
            <text:p>7184.97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22" calcext:value-type="float">
            <text:p>22</text:p>
          </table:table-cell>
          <table:table-cell office:value-type="float" office:value="10.35" calcext:value-type="float">
            <text:p>10.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office:value-type="float" office:value="84.73" calcext:value-type="float">
            <text:p>84.7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3452.96" calcext:value-type="float">
            <text:p>3452.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4128.3" calcext:value-type="float">
            <text:p>4128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9018.6" calcext:value-type="float">
            <text:p>9018.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2.49" calcext:value-type="float">
            <text:p>462.4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226.35" calcext:value-type="float">
            <text:p>226.3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3183.72" calcext:value-type="float">
            <text:p>3183.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21" calcext:value-type="float">
            <text:p>2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4" calcext:value-type="float">
            <text:p>24</text:p>
          </table:table-cell>
          <table:table-cell office:value-type="float" office:value="6706.21" calcext:value-type="float">
            <text:p>6706.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865.72" calcext:value-type="float">
            <text:p>865.7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13.71" calcext:value-type="float">
            <text:p>413.7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552.09" calcext:value-type="float">
            <text:p>5552.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.97" calcext:value-type="float">
            <text:p>14.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97.36" calcext:value-type="float">
            <text:p>97.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12:.E101])" office:value-type="float" office:value="4513.765" calcext:value-type="float">
            <text:p>4513.765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K12:.K101])" office:value-type="float" office:value="1415.98066666667" calcext:value-type="float">
            <text:p>1415.98066666667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Q12:.Q101])" office:value-type="float" office:value="176.118888888889" calcext:value-type="float">
            <text:p>176.11888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</text:p>
          </table:table-cell>
          <table:table-cell table:formula="of:=STDEV([.E2:.E101])" office:value-type="float" office:value="2064.25761554683" calcext:value-type="float">
            <text:p>2064.25761554683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K2:.K101])" office:value-type="float" office:value="2644.91704168253" calcext:value-type="float">
            <text:p>2644.91704168253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Q2:.Q101])" office:value-type="float" office:value="355.592541803981" calcext:value-type="float">
            <text:p>355.59254180398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rueba t</text:p>
          </table:table-cell>
          <table:table-cell table:formula="of:=TTEST([.E2:.E101];[.K2:.K101];2;3)" office:value-type="float" office:value="1.54487118630174E-016" calcext:value-type="float">
            <text:p>1.54487118630174E-16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E2:.E101];[.Q2:.Q101];2;3)" office:value-type="float" office:value="2.20118338635348E-038" calcext:value-type="float">
            <text:p>2.20118338635348E-38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K2:.K101];[.Q2:.Q101];2;3)" office:value-type="float" office:value="0.0000104386220523004" calcext:value-type="float">
            <text:p>1.04386220523004E-05</text:p>
          </table:table-cell>
        </table:table-row>
      </table:table>
      <table:table table:name="Hoja3" table:style-name="ta1">
        <table:table-column table:style-name="co1" table:number-columns-repeated="17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Astar</text:p>
          </table:table-cell>
          <table:covered-table-cell table:number-columns-repeated="4" table:style-name="ce5"/>
          <table:table-cell table:style-name="ce5"/>
          <table:table-cell table:style-name="ce3" office:value-type="string" calcext:value-type="string" table:number-columns-spanned="5" table:number-rows-spanned="1">
            <text:p>RRT-Ext</text:p>
          </table:table-cell>
          <table:covered-table-cell table:number-columns-repeated="4" table:style-name="ce5"/>
          <table:table-cell table:style-name="ce5"/>
          <table:table-cell table:style-name="ce3" office:value-type="string" calcext:value-type="string" table:number-columns-spanned="5" table:number-rows-spanned="1">
            <text:p>RRT-Connect</text:p>
          </table:table-cell>
          <table:covered-table-cell table:number-columns-repeated="4" table:style-name="ce5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1544.33" calcext:value-type="float">
            <text:p>1544.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  <table:table-cell office:value-type="float" office:value="5008.69" calcext:value-type="float">
            <text:p>5008.6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4795.93" calcext:value-type="float">
            <text:p>4795.93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4477.05" calcext:value-type="float">
            <text:p>4477.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207.84" calcext:value-type="float">
            <text:p>207.8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3062.41" calcext:value-type="float">
            <text:p>3062.41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61.54" calcext:value-type="float">
            <text:p>261.5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1.13" calcext:value-type="float">
            <text:p>41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3419.63" calcext:value-type="float">
            <text:p>3419.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1816.46" calcext:value-type="float">
            <text:p>1816.4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-4" calcext:value-type="float">
            <text:p>-4</text:p>
          </table:table-cell>
          <table:table-cell office:value-type="float" office:value="35.24" calcext:value-type="float">
            <text:p>35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5926.76" calcext:value-type="float">
            <text:p>5926.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546.84" calcext:value-type="float">
            <text:p>546.84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601.34" calcext:value-type="float">
            <text:p>601.3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4242.93" calcext:value-type="float">
            <text:p>4242.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1.76" calcext:value-type="float">
            <text:p>11.7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2389.36" calcext:value-type="float">
            <text:p>2389.36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16305.75" calcext:value-type="float">
            <text:p>16305.7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7.55" calcext:value-type="float">
            <text:p>257.5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588.99" calcext:value-type="float">
            <text:p>2588.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39.61" calcext:value-type="float">
            <text:p>1639.61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828.66" calcext:value-type="float">
            <text:p>2828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499.1" calcext:value-type="float">
            <text:p>4499.1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15182.06" calcext:value-type="float">
            <text:p>15182.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8" calcext:value-type="float">
            <text:p>8</text:p>
          </table:table-cell>
          <table:table-cell office:value-type="float" office:value="531.69" calcext:value-type="float">
            <text:p>531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6709.52" calcext:value-type="float">
            <text:p>6709.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93.77" calcext:value-type="float">
            <text:p>493.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061.73" calcext:value-type="float">
            <text:p>3061.73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7463.23" calcext:value-type="float">
            <text:p>7463.2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123.38" calcext:value-type="float">
            <text:p>123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4616.6" calcext:value-type="float">
            <text:p>4616.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1966.04" calcext:value-type="float">
            <text:p>1966.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75.7" calcext:value-type="float">
            <text:p>375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4950.25" calcext:value-type="float">
            <text:p>4950.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  <table:table-cell office:value-type="float" office:value="1658.37" calcext:value-type="float">
            <text:p>1658.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6254.24" calcext:value-type="float">
            <text:p>6254.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12.81" calcext:value-type="float">
            <text:p>2112.81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6047.08" calcext:value-type="float">
            <text:p>6047.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8777.1" calcext:value-type="float">
            <text:p>8777.1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0.92" calcext:value-type="float">
            <text:p>690.9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2918.93" calcext:value-type="float">
            <text:p>2918.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274.84" calcext:value-type="float">
            <text:p>274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4639.78" calcext:value-type="float">
            <text:p>4639.78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4194.42" calcext:value-type="float">
            <text:p>4194.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56.35" calcext:value-type="float">
            <text:p>56.3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office:value-type="float" office:value="4303.44" calcext:value-type="float">
            <text:p>4303.4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15.97" calcext:value-type="float">
            <text:p>5015.97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5" calcext:value-type="float">
            <text:p>5</text:p>
          </table:table-cell>
          <table:table-cell office:value-type="float" office:value="2339.66" calcext:value-type="float">
            <text:p>2339.6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3600.41" calcext:value-type="float">
            <text:p>3600.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12.95" calcext:value-type="float">
            <text:p>12.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380.45" calcext:value-type="float">
            <text:p>380.4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95.76" calcext:value-type="float">
            <text:p>3995.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14857.45" calcext:value-type="float">
            <text:p>14857.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.36" calcext:value-type="float">
            <text:p>50.3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8" calcext:value-type="float">
            <text:p>8</text:p>
          </table:table-cell>
          <table:table-cell office:value-type="float" office:value="5466.04" calcext:value-type="float">
            <text:p>5466.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3900.76" calcext:value-type="float">
            <text:p>3900.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175.64" calcext:value-type="float">
            <text:p>175.6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3878.31" calcext:value-type="float">
            <text:p>3878.31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12004.74" calcext:value-type="float">
            <text:p>12004.7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649.95" calcext:value-type="float">
            <text:p>3649.95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.61" calcext:value-type="float">
            <text:p>68.6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.52" calcext:value-type="float">
            <text:p>18.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756.14" calcext:value-type="float">
            <text:p>3756.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8" calcext:value-type="float">
            <text:p>8</text:p>
          </table:table-cell>
          <table:table-cell office:value-type="float" office:value="9877.12" calcext:value-type="float">
            <text:p>9877.12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-6" calcext:value-type="float">
            <text:p>-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office:value-type="float" office:value="4899.76" calcext:value-type="float">
            <text:p>4899.76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466.46" calcext:value-type="float">
            <text:p>6466.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189.88" calcext:value-type="float">
            <text:p>189.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61.99" calcext:value-type="float">
            <text:p>3761.9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251.48" calcext:value-type="float">
            <text:p>251.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-28" calcext:value-type="float">
            <text:p>-28</text:p>
          </table:table-cell>
          <table:table-cell office:value-type="float" office:value="-7" calcext:value-type="float">
            <text:p>-7</text:p>
          </table:table-cell>
          <table:table-cell office:value-type="float" office:value="898.06" calcext:value-type="float">
            <text:p>898.06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587.23" calcext:value-type="float">
            <text:p>12587.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55.98" calcext:value-type="float">
            <text:p>55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4257.77" calcext:value-type="float">
            <text:p>4257.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9696.93" calcext:value-type="float">
            <text:p>9696.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212.42" calcext:value-type="float">
            <text:p>212.4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54.42" calcext:value-type="float">
            <text:p>3054.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51.45" calcext:value-type="float">
            <text:p>51.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office:value-type="float" office:value="943.98" calcext:value-type="float">
            <text:p>943.98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957.2" calcext:value-type="float">
            <text:p>2957.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740.72" calcext:value-type="float">
            <text:p>740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4826.01" calcext:value-type="float">
            <text:p>4826.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1768.41" calcext:value-type="float">
            <text:p>1768.41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office:value-type="float" office:value="218.7" calcext:value-type="float">
            <text:p>21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4165.56" calcext:value-type="float">
            <text:p>4165.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10973.18" calcext:value-type="float">
            <text:p>1097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1029.84" calcext:value-type="float">
            <text:p>1029.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3424.01" calcext:value-type="float">
            <text:p>3424.01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office:value-type="float" office:value="570.41" calcext:value-type="float">
            <text:p>570.4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3520.56" calcext:value-type="float">
            <text:p>3520.56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642.72" calcext:value-type="float">
            <text:p>4642.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417.95" calcext:value-type="float">
            <text:p>2417.9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2706.91" calcext:value-type="float">
            <text:p>2706.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98.19" calcext:value-type="float">
            <text:p>198.19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  <table:table-cell office:value-type="float" office:value="2672.47" calcext:value-type="float">
            <text:p>2672.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176.67" calcext:value-type="float">
            <text:p>21176.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103.54" calcext:value-type="float">
            <text:p>103.5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  <table:table-cell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  <table:table-cell office:value-type="float" office:value="2459.13" calcext:value-type="float">
            <text:p>2459.13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51.01" calcext:value-type="float">
            <text:p>51.0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138.45" calcext:value-type="float">
            <text:p>138.4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2802.99" calcext:value-type="float">
            <text:p>2802.99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555.52" calcext:value-type="float">
            <text:p>2555.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033.48" calcext:value-type="float">
            <text:p>2033.4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569.44" calcext:value-type="float">
            <text:p>4569.44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3237.2" calcext:value-type="float">
            <text:p>3237.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360.9" calcext:value-type="float">
            <text:p>360.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2859.38" calcext:value-type="float">
            <text:p>2859.3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207.04" calcext:value-type="float">
            <text:p>207.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float" office:value="-8" calcext:value-type="float">
            <text:p>-8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303.1" calcext:value-type="float">
            <text:p>4303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8624.67" calcext:value-type="float">
            <text:p>8624.67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77.03" calcext:value-type="float">
            <text:p>77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942.96" calcext:value-type="float">
            <text:p>5942.96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-2" calcext:value-type="float">
            <text:p>-2</text:p>
          </table:table-cell>
          <table:table-cell office:value-type="float" office:value="13.06" calcext:value-type="float">
            <text:p>13.06</text:p>
          </table:table-cell>
          <table:table-cell/>
          <table:table-cell table:number-columns-repeated="2"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270.14" calcext:value-type="float">
            <text:p>270.1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2029.81" calcext:value-type="float">
            <text:p>2029.8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.03" calcext:value-type="float">
            <text:p>33.0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141.11" calcext:value-type="float">
            <text:p>141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49.95" calcext:value-type="float">
            <text:p>5349.9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1.53" calcext:value-type="float">
            <text:p>41.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0.07" calcext:value-type="float">
            <text:p>40.07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18.91" calcext:value-type="float">
            <text:p>3018.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12211.81" calcext:value-type="float">
            <text:p>12211.8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689.28" calcext:value-type="float">
            <text:p>4689.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3.28" calcext:value-type="float">
            <text:p>133.2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966.66" calcext:value-type="float">
            <text:p>1966.6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2.72" calcext:value-type="float">
            <text:p>52.7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1608.87" calcext:value-type="float">
            <text:p>1608.8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08.56" calcext:value-type="float">
            <text:p>4808.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18171.2" calcext:value-type="float">
            <text:p>18171.2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5806.87" calcext:value-type="float">
            <text:p>5806.8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office:value-type="float" office:value="10385.05" calcext:value-type="float">
            <text:p>10385.0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5" calcext:value-type="float">
            <text:p>-5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209.93" calcext:value-type="float">
            <text:p>4209.9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0535.93" calcext:value-type="float">
            <text:p>20535.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3" calcext:value-type="float">
            <text:p>-3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office:value-type="float" office:value="3909.62" calcext:value-type="float">
            <text:p>3909.6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office:value-type="float" office:value="146.44" calcext:value-type="float">
            <text:p>146.4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4089.52" calcext:value-type="float">
            <text:p>4089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723.71" calcext:value-type="float">
            <text:p>4723.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.85" calcext:value-type="float">
            <text:p>21.85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office:value-type="float" office:value="69.76" calcext:value-type="float">
            <text:p>69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4173.67" calcext:value-type="float">
            <text:p>4173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1353.92" calcext:value-type="float">
            <text:p>1353.92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-8" calcext:value-type="float">
            <text:p>-8</text:p>
          </table:table-cell>
          <table:table-cell office:value-type="float" office:value="143.99" calcext:value-type="float">
            <text:p>143.99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1072.87" calcext:value-type="float">
            <text:p>1072.87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661.37" calcext:value-type="float">
            <text:p>661.37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14.19" calcext:value-type="float">
            <text:p>314.1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79.12" calcext:value-type="float">
            <text:p>4779.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5" calcext:value-type="float">
            <text:p>3.8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83.72" calcext:value-type="float">
            <text:p>83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892.4" calcext:value-type="float">
            <text:p>4892.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11747.36" calcext:value-type="float">
            <text:p>11747.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05.76" calcext:value-type="float">
            <text:p>705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3798.97" calcext:value-type="float">
            <text:p>3798.9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320.1" calcext:value-type="float">
            <text:p>2320.1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7395.82" calcext:value-type="float">
            <text:p>7395.8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741.34" calcext:value-type="float">
            <text:p>67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5" calcext:value-type="float">
            <text:p>-5</text:p>
          </table:table-cell>
          <table:table-cell office:value-type="float" office:value="83.36" calcext:value-type="float">
            <text:p>83.3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243.06" calcext:value-type="float">
            <text:p>5243.06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41.8" calcext:value-type="float">
            <text:p>4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83.45" calcext:value-type="float">
            <text:p>183.4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3349.39" calcext:value-type="float">
            <text:p>3349.39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8619.64" calcext:value-type="float">
            <text:p>8619.6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7.77" calcext:value-type="float">
            <text:p>57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4553.65" calcext:value-type="float">
            <text:p>4553.65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32.45" calcext:value-type="float">
            <text:p>32.45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39.27" calcext:value-type="float">
            <text:p>539.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9441.74" calcext:value-type="float">
            <text:p>9441.7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7738.74" calcext:value-type="float">
            <text:p>7738.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office:value-type="float" office:value="5295.73" calcext:value-type="float">
            <text:p>5295.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12.32" calcext:value-type="float">
            <text:p>1912.3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4768.04" calcext:value-type="float">
            <text:p>4768.04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620.52" calcext:value-type="float">
            <text:p>5620.5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804.2" calcext:value-type="float">
            <text:p>80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5200.91" calcext:value-type="float">
            <text:p>5200.91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8253.75" calcext:value-type="float">
            <text:p>8253.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265.04" calcext:value-type="float">
            <text:p>5265.04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219.69" calcext:value-type="float">
            <text:p>219.69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2.42" calcext:value-type="float">
            <text:p>92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373.71" calcext:value-type="float">
            <text:p>5373.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401.68" calcext:value-type="float">
            <text:p>10401.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272.74" calcext:value-type="float">
            <text:p>272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953.28" calcext:value-type="float">
            <text:p>2953.2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8362.28" calcext:value-type="float">
            <text:p>8362.28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487.77" calcext:value-type="float">
            <text:p>487.7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1866.15" calcext:value-type="float">
            <text:p>1866.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13372.28" calcext:value-type="float">
            <text:p>13372.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859.18" calcext:value-type="float">
            <text:p>3859.18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2806.52" calcext:value-type="float">
            <text:p>2806.52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7.94" calcext:value-type="float">
            <text:p>287.9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2794.67" calcext:value-type="float">
            <text:p>2794.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15049.74" calcext:value-type="float">
            <text:p>15049.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42.87" calcext:value-type="float">
            <text:p>42.8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2840.67" calcext:value-type="float">
            <text:p>2840.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154.07" calcext:value-type="float">
            <text:p>154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float" office:value="4525.92" calcext:value-type="float">
            <text:p>4525.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55.94" calcext:value-type="float">
            <text:p>755.94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95.77" calcext:value-type="float">
            <text:p>295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818.78" calcext:value-type="float">
            <text:p>2818.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130.27" calcext:value-type="float">
            <text:p>130.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57.33" calcext:value-type="float">
            <text:p>57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212.56" calcext:value-type="float">
            <text:p>4212.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8" calcext:value-type="float">
            <text:p>-8</text:p>
          </table:table-cell>
          <table:table-cell office:value-type="float" office:value="6928.36" calcext:value-type="float">
            <text:p>6928.36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  <table:table-cell office:value-type="float" office:value="28.18" calcext:value-type="float">
            <text:p>28.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76.17" calcext:value-type="float">
            <text:p>3676.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46.05" calcext:value-type="float">
            <text:p>1046.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9.06" calcext:value-type="float">
            <text:p>179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5315.24" calcext:value-type="float">
            <text:p>5315.2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10.5" calcext:value-type="float">
            <text:p>4610.5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5979.56" calcext:value-type="float">
            <text:p>5979.5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706.7" calcext:value-type="float">
            <text:p>706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-9" calcext:value-type="float">
            <text:p>-9</text:p>
          </table:table-cell>
          <table:table-cell office:value-type="float" office:value="6333.75" calcext:value-type="float">
            <text:p>6333.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5167.34" calcext:value-type="float">
            <text:p>5167.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51.75" calcext:value-type="float">
            <text:p>251.7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811.28" calcext:value-type="float">
            <text:p>2811.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8415.58" calcext:value-type="float">
            <text:p>8415.58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-8" calcext:value-type="float">
            <text:p>-8</text:p>
          </table:table-cell>
          <table:table-cell office:value-type="float" office:value="49.31" calcext:value-type="float">
            <text:p>49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4443.39" calcext:value-type="float">
            <text:p>4443.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972.22" calcext:value-type="float">
            <text:p>972.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4733.1" calcext:value-type="float">
            <text:p>4733.1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3.63" calcext:value-type="float">
            <text:p>23.6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112.42" calcext:value-type="float">
            <text:p>3112.4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-26" calcext:value-type="float">
            <text:p>-26</text:p>
          </table:table-cell>
          <table:table-cell office:value-type="float" office:value="4" calcext:value-type="float">
            <text:p>4</text:p>
          </table:table-cell>
          <table:table-cell office:value-type="float" office:value="787.75" calcext:value-type="float">
            <text:p>787.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0.12" calcext:value-type="float">
            <text:p>280.1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127.53" calcext:value-type="float">
            <text:p>4127.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3769.25" calcext:value-type="float">
            <text:p>3769.25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4056.97" calcext:value-type="float">
            <text:p>4056.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4942.78" calcext:value-type="float">
            <text:p>4942.7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36.84" calcext:value-type="float">
            <text:p>2936.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67.28" calcext:value-type="float">
            <text:p>67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5773.35" calcext:value-type="float">
            <text:p>5773.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34.81" calcext:value-type="float">
            <text:p>2634.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725.21" calcext:value-type="float">
            <text:p>2725.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141.75" calcext:value-type="float">
            <text:p>5141.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.05" calcext:value-type="float">
            <text:p>306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827.79" calcext:value-type="float">
            <text:p>5827.79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39.28" calcext:value-type="float">
            <text:p>39.28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-29" calcext:value-type="float">
            <text:p>-29</text:p>
          </table:table-cell>
          <table:table-cell office:value-type="float" office:value="-6" calcext:value-type="float">
            <text:p>-6</text:p>
          </table:table-cell>
          <table:table-cell office:value-type="float" office:value="204.86" calcext:value-type="float">
            <text:p>204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7696.18" calcext:value-type="float">
            <text:p>7696.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1905.26" calcext:value-type="float">
            <text:p>1905.26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  <table:table-cell office:value-type="float" office:value="5656.01" calcext:value-type="float">
            <text:p>5656.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169.81" calcext:value-type="float">
            <text:p>169.8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263.19" calcext:value-type="float">
            <text:p>263.1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091.44" calcext:value-type="float">
            <text:p>2091.4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6206.61" calcext:value-type="float">
            <text:p>6206.61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4377.53" calcext:value-type="float">
            <text:p>4377.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2939.95" calcext:value-type="float">
            <text:p>2939.95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689.83" calcext:value-type="float">
            <text:p>689.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4672.99" calcext:value-type="float">
            <text:p>4672.9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.24" calcext:value-type="float">
            <text:p>10.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office:value-type="float" office:value="40.94" calcext:value-type="float">
            <text:p>40.9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4" calcext:value-type="float">
            <text:p>-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40.05" calcext:value-type="float">
            <text:p>2840.0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96.31" calcext:value-type="float">
            <text:p>96.31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142.86" calcext:value-type="float">
            <text:p>142.8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84.97" calcext:value-type="float">
            <text:p>4684.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5891.75" calcext:value-type="float">
            <text:p>5891.75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office:value-type="float" office:value="-2" calcext:value-type="float">
            <text:p>-2</text:p>
          </table:table-cell>
          <table:table-cell office:value-type="float" office:value="663.81" calcext:value-type="float">
            <text:p>663.8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3966.64" calcext:value-type="float">
            <text:p>3966.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367.5" calcext:value-type="float">
            <text:p>367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  <table:table-cell office:value-type="float" office:value="805.13" calcext:value-type="float">
            <text:p>805.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3890.24" calcext:value-type="float">
            <text:p>3890.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758.13" calcext:value-type="float">
            <text:p>758.13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81.05" calcext:value-type="float">
            <text:p>81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552.66" calcext:value-type="float">
            <text:p>5552.66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6562.7" calcext:value-type="float">
            <text:p>16562.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6.85" calcext:value-type="float">
            <text:p>96.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12:.E101])" office:value-type="float" office:value="4136.81111111111" calcext:value-type="float">
            <text:p>4136.81111111111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K12:.K101])" office:value-type="float" office:value="4536.237" calcext:value-type="float">
            <text:p>4536.237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Q12:.Q101])" office:value-type="float" office:value="301.546888888889" calcext:value-type="float">
            <text:p>301.5468888888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</text:p>
          </table:table-cell>
          <table:table-cell table:formula="of:=STDEV([.E2:.E101])" office:value-type="float" office:value="1448.78950036418" calcext:value-type="float">
            <text:p>1448.78950036418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K2:.K101])" office:value-type="float" office:value="5312.17774811116" calcext:value-type="float">
            <text:p>5312.17774811116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Q2:.Q101])" office:value-type="float" office:value="590.22507656471" calcext:value-type="float">
            <text:p>590.2250765647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rueba t</text:p>
          </table:table-cell>
          <table:table-cell table:formula="of:=TTEST([.E2:.E101];[.K2:.K101];2;3)" office:value-type="float" office:value="0.441662756649753" calcext:value-type="float">
            <text:p>0.441662756649753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E2:.E101];[.Q2:.Q101];2;3)" office:value-type="float" office:value="2.52625858008847E-050" calcext:value-type="float">
            <text:p>2.52625858008847E-50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K2:.K101];[.Q2:.Q101];2;3)" office:value-type="float" office:value="0.00000000000344544468296631" calcext:value-type="float">
            <text:p>3.44544468296631E-12</text:p>
          </table:table-cell>
        </table:table-row>
      </table:table>
      <table:table table:name="Hoja4" table:style-name="ta1">
        <table:table-column table:style-name="co1" table:number-columns-repeated="17" table:default-cell-style-name="Default"/>
        <table:table-row table:style-name="ro1">
          <table:table-cell table:style-name="ce3" office:value-type="string" calcext:value-type="string" table:number-columns-spanned="5" table:number-rows-spanned="1">
            <text:p>Astar</text:p>
          </table:table-cell>
          <table:covered-table-cell table:number-columns-repeated="4" table:style-name="ce5"/>
          <table:table-cell table:style-name="ce5"/>
          <table:table-cell table:style-name="ce3" office:value-type="string" calcext:value-type="string" table:number-columns-spanned="5" table:number-rows-spanned="1">
            <text:p>RRT-Ext</text:p>
          </table:table-cell>
          <table:covered-table-cell table:number-columns-repeated="4" table:style-name="ce5"/>
          <table:table-cell table:style-name="ce5"/>
          <table:table-cell table:style-name="ce3" office:value-type="string" calcext:value-type="string" table:number-columns-spanned="5" table:number-rows-spanned="1">
            <text:p>RRT-Connect</text:p>
          </table:table-cell>
          <table:covered-table-cell table:number-columns-repeated="4" table:style-name="ce5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0" calcext:value-type="float">
            <text:p>-10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117.73" calcext:value-type="float">
            <text:p>117.73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255.81" calcext:value-type="float">
            <text:p>255.81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2.05" calcext:value-type="float">
            <text:p>62.0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1270.45" calcext:value-type="float">
            <text:p>1270.45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22" calcext:value-type="float">
            <text:p>-2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908.7" calcext:value-type="float">
            <text:p>2908.7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-26" calcext:value-type="float">
            <text:p>-26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688.3" calcext:value-type="float">
            <text:p>688.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265.09" calcext:value-type="float">
            <text:p>265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-24" calcext:value-type="float">
            <text:p>-24</text:p>
          </table:table-cell>
          <table:table-cell office:value-type="float" office:value="1489.89" calcext:value-type="float">
            <text:p>1489.89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0" calcext:value-type="float">
            <text:p>-10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float" office:value="83.39" calcext:value-type="float">
            <text:p>83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3875.09" calcext:value-type="float">
            <text:p>3875.09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18" calcext:value-type="float">
            <text:p>18</text:p>
          </table:table-cell>
          <table:table-cell office:value-type="float" office:value="7060.42" calcext:value-type="float">
            <text:p>7060.42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22" calcext:value-type="float">
            <text:p>22</text:p>
          </table:table-cell>
          <table:table-cell office:value-type="float" office:value="30.63" calcext:value-type="float">
            <text:p>30.6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2149.81" calcext:value-type="float">
            <text:p>2149.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18239.03" calcext:value-type="float">
            <text:p>18239.0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2960.19" calcext:value-type="float">
            <text:p>2960.19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office:value-type="float" office:value="378.17" calcext:value-type="float">
            <text:p>378.1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0" calcext:value-type="float">
            <text:p>-10</text:p>
          </table:table-cell>
          <table:table-cell office:value-type="float" office:value="2837.79" calcext:value-type="float">
            <text:p>2837.79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1000.03" calcext:value-type="float">
            <text:p>1000.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-19" calcext:value-type="float">
            <text:p>-19</text:p>
          </table:table-cell>
          <table:table-cell office:value-type="float" office:value="26" calcext:value-type="float">
            <text:p>26</text:p>
          </table:table-cell>
          <table:table-cell office:value-type="float" office:value="90.13" calcext:value-type="float">
            <text:p>90.13</text:p>
          </table:table-cell>
        </table:table-row>
        <table:table-row table:style-name="ro1">
          <table:table-cell table:number-columns-repeated="2"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149.14" calcext:value-type="float">
            <text:p>1149.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3029.7" calcext:value-type="float">
            <text:p>3029.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3806.77" calcext:value-type="float">
            <text:p>3806.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6053.92" calcext:value-type="float">
            <text:p>6053.92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8.54" calcext:value-type="float">
            <text:p>118.5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  <table:table-cell office:value-type="float" office:value="2556.96" calcext:value-type="float">
            <text:p>2556.96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106.24" calcext:value-type="float">
            <text:p>106.24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21.89" calcext:value-type="float">
            <text:p>21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1576.21" calcext:value-type="float">
            <text:p>1576.21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office:value-type="float" office:value="156.76" calcext:value-type="float">
            <text:p>156.76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87.06" calcext:value-type="float">
            <text:p>87.0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60.94" calcext:value-type="float">
            <text:p>1860.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office:value-type="float" office:value="3822.48" calcext:value-type="float">
            <text:p>3822.48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673.15" calcext:value-type="float">
            <text:p>673.15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905.53" calcext:value-type="float">
            <text:p>905.53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12.99" calcext:value-type="float">
            <text:p>12.99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79.19" calcext:value-type="float">
            <text:p>79.1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27.57" calcext:value-type="float">
            <text:p>1827.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19" calcext:value-type="float">
            <text:p>19</text:p>
          </table:table-cell>
          <table:table-cell office:value-type="float" office:value="-23" calcext:value-type="float">
            <text:p>-23</text:p>
          </table:table-cell>
          <table:table-cell office:value-type="float" office:value="6332.51" calcext:value-type="float">
            <text:p>6332.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1025.14" calcext:value-type="float">
            <text:p>1025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2757.92" calcext:value-type="float">
            <text:p>2757.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30.72" calcext:value-type="float">
            <text:p>30.7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0.97" calcext:value-type="float">
            <text:p>250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3975.85" calcext:value-type="float">
            <text:p>3975.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2.13" calcext:value-type="float">
            <text:p>2.1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283.56" calcext:value-type="float">
            <text:p>283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office:value-type="float" office:value="1406.69" calcext:value-type="float">
            <text:p>1406.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080.94" calcext:value-type="float">
            <text:p>1080.94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  <table:table-cell office:value-type="float" office:value="-24" calcext:value-type="float">
            <text:p>-24</text:p>
          </table:table-cell>
          <table:table-cell office:value-type="float" office:value="-6" calcext:value-type="float">
            <text:p>-6</text:p>
          </table:table-cell>
          <table:table-cell office:value-type="float" office:value="89.67" calcext:value-type="float">
            <text:p>89.6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office:value-type="float" office:value="836.66" calcext:value-type="float">
            <text:p>836.66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21" calcext:value-type="float">
            <text:p>21</text:p>
          </table:table-cell>
          <table:table-cell office:value-type="float" office:value="1708.41" calcext:value-type="float">
            <text:p>1708.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5" calcext:value-type="float">
            <text:p>-25</text:p>
          </table:table-cell>
          <table:table-cell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259.99" calcext:value-type="float">
            <text:p>259.9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  <table:table-cell office:value-type="float" office:value="2797.65" calcext:value-type="float">
            <text:p>2797.65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24" calcext:value-type="float">
            <text:p>24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34157.97" calcext:value-type="float">
            <text:p>34157.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.12" calcext:value-type="float">
            <text:p>22.1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47.49" calcext:value-type="float">
            <text:p>2347.49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-11" calcext:value-type="float">
            <text:p>-11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  <table:table-cell office:value-type="float" office:value="1644.01" calcext:value-type="float">
            <text:p>1644.0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654.91" calcext:value-type="float">
            <text:p>654.91</text:p>
          </table:table-cell>
          <table:table-cell/>
          <table:table-cell table:number-columns-repeated="2" office:value-type="float" office:value="-18" calcext:value-type="float">
            <text:p>-18</text:p>
          </table:table-cell>
          <table:table-cell office:value-type="float" office:value="-15" calcext:value-type="float">
            <text:p>-15</text:p>
          </table:table-cell>
          <table:table-cell office:value-type="float" office:value="-21" calcext:value-type="float">
            <text:p>-21</text:p>
          </table:table-cell>
          <table:table-cell office:value-type="float" office:value="1713.43" calcext:value-type="float">
            <text:p>1713.4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office:value-type="float" office:value="65.17" calcext:value-type="float">
            <text:p>65.1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office:value-type="float" office:value="9.01" calcext:value-type="float">
            <text:p>9.01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21" calcext:value-type="float">
            <text:p>21</text:p>
          </table:table-cell>
          <table:table-cell office:value-type="float" office:value="1407.76" calcext:value-type="float">
            <text:p>1407.76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-9" calcext:value-type="float">
            <text:p>-9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office:value-type="float" office:value="-13" calcext:value-type="float">
            <text:p>-13</text:p>
          </table:table-cell>
          <table:table-cell office:value-type="float" office:value="1004.69" calcext:value-type="float">
            <text:p>1004.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118.38" calcext:value-type="float">
            <text:p>118.3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04.98" calcext:value-type="float">
            <text:p>2304.9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36.15" calcext:value-type="float">
            <text:p>3436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243.44" calcext:value-type="float">
            <text:p>1243.4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797.63" calcext:value-type="float">
            <text:p>797.6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5047.86" calcext:value-type="float">
            <text:p>5047.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1212.77" calcext:value-type="float">
            <text:p>1212.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5149.64" calcext:value-type="float">
            <text:p>5149.6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office:value-type="float" office:value="639.02" calcext:value-type="float">
            <text:p>639.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660.93" calcext:value-type="float">
            <text:p>660.93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1904.84" calcext:value-type="float">
            <text:p>1904.84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office:value-type="float" office:value="57.02" calcext:value-type="float">
            <text:p>57.0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50.77" calcext:value-type="float">
            <text:p>1450.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1997.16" calcext:value-type="float">
            <text:p>1997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.64" calcext:value-type="float">
            <text:p>11.64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64.83" calcext:value-type="float">
            <text:p>1564.8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 office:value-type="float" office:value="21" calcext:value-type="float">
            <text:p>21</text:p>
          </table:table-cell>
          <table:table-cell office:value-type="float" office:value="1987.4" calcext:value-type="float">
            <text:p>1987.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-22" calcext:value-type="float">
            <text:p>-22</text:p>
          </table:table-cell>
          <table:table-cell office:value-type="float" office:value="20" calcext:value-type="float">
            <text:p>20</text:p>
          </table:table-cell>
          <table:table-cell office:value-type="float" office:value="34139.51" calcext:value-type="float">
            <text:p>34139.51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8.19" calcext:value-type="float">
            <text:p>148.1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  <table:table-cell office:value-type="float" office:value="1407.66" calcext:value-type="float">
            <text:p>1407.66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64.56" calcext:value-type="float">
            <text:p>64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95.74" calcext:value-type="float">
            <text:p>1995.74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24" calcext:value-type="float">
            <text:p>24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138.76" calcext:value-type="float">
            <text:p>138.7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office:value-type="float" office:value="562.51" calcext:value-type="float">
            <text:p>56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107.25" calcext:value-type="float">
            <text:p>107.25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float" office:value="244.42" calcext:value-type="float">
            <text:p>244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9" calcext:value-type="float">
            <text:p>-19</text:p>
          </table:table-cell>
          <table:table-cell office:value-type="float" office:value="1489.8" calcext:value-type="float">
            <text:p>1489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1205.46" calcext:value-type="float">
            <text:p>11205.46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office:value-type="float" office:value="28925.35" calcext:value-type="float">
            <text:p>28925.3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663.27" calcext:value-type="float">
            <text:p>1663.27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3944.88" calcext:value-type="float">
            <text:p>3944.88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30.8" calcext:value-type="float">
            <text:p>33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float" office:value="2476.79" calcext:value-type="float">
            <text:p>2476.79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1118.69" calcext:value-type="float">
            <text:p>1118.69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  <table:table-cell office:value-type="float" office:value="67.48" calcext:value-type="float">
            <text:p>67.4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office:value-type="float" office:value="1904.45" calcext:value-type="float">
            <text:p>1904.45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  <table:table-cell office:value-type="float" office:value="-22" calcext:value-type="float">
            <text:p>-22</text:p>
          </table:table-cell>
          <table:table-cell office:value-type="float" office:value="11224.35" calcext:value-type="float">
            <text:p>11224.35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61.22" calcext:value-type="float">
            <text:p>61.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9" calcext:value-type="float">
            <text:p>-9</text:p>
          </table:table-cell>
          <table:table-cell office:value-type="float" office:value="2438.65" calcext:value-type="float">
            <text:p>2438.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116.92" calcext:value-type="float">
            <text:p>116.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office:value-type="float" office:value="88.76" calcext:value-type="float">
            <text:p>88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26" calcext:value-type="float">
            <text:p>26</text:p>
          </table:table-cell>
          <table:table-cell office:value-type="float" office:value="2153.66" calcext:value-type="float">
            <text:p>2153.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.34" calcext:value-type="float">
            <text:p>8.3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231.13" calcext:value-type="float">
            <text:p>231.13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office:value-type="float" office:value="985.33" calcext:value-type="float">
            <text:p>985.33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office:value-type="float" office:value="19" calcext:value-type="float">
            <text:p>19</text:p>
          </table:table-cell>
          <table:table-cell office:value-type="float" office:value="318.49" calcext:value-type="float">
            <text:p>318.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715.84" calcext:value-type="float">
            <text:p>715.84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666.6" calcext:value-type="float">
            <text:p>666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313.37" calcext:value-type="float">
            <text:p>313.3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1813.74" calcext:value-type="float">
            <text:p>1813.74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27.23" calcext:value-type="float">
            <text:p>27.23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office:value-type="float" office:value="2285.75" calcext:value-type="float">
            <text:p>2285.75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436.62" calcext:value-type="float">
            <text:p>5436.62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  <table:table-cell office:value-type="float" office:value="233.73" calcext:value-type="float">
            <text:p>233.73</text:p>
          </table:table-cell>
        </table:table-row>
        <table:table-row table:style-name="ro1">
          <table:table-cell table:number-columns-repeated="4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33.22" calcext:value-type="float">
            <text:p>33.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office:value-type="float" office:value="42.63" calcext:value-type="float">
            <text:p>42.6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296.11" calcext:value-type="float">
            <text:p>1296.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4780.91" calcext:value-type="float">
            <text:p>4780.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-24" calcext:value-type="float">
            <text:p>-24</text:p>
          </table:table-cell>
          <table:table-cell office:value-type="float" office:value="76.12" calcext:value-type="float">
            <text:p>76.1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04.89" calcext:value-type="float">
            <text:p>2204.8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  <table:table-cell office:value-type="float" office:value="5129.1" calcext:value-type="float">
            <text:p>5129.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17" calcext:value-type="float">
            <text:p>17</text:p>
          </table:table-cell>
          <table:table-cell office:value-type="float" office:value="8214.17" calcext:value-type="float">
            <text:p>8214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61.15" calcext:value-type="float">
            <text:p>3061.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float" office:value="-15" calcext:value-type="float">
            <text:p>-15</text:p>
          </table:table-cell>
          <table:table-cell office:value-type="float" office:value="-24" calcext:value-type="float">
            <text:p>-24</text:p>
          </table:table-cell>
          <table:table-cell office:value-type="float" office:value="3114.92" calcext:value-type="float">
            <text:p>3114.92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246.76" calcext:value-type="float">
            <text:p>246.7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-10" calcext:value-type="float">
            <text:p>-10</text:p>
          </table:table-cell>
          <table:table-cell office:value-type="float" office:value="327.25" calcext:value-type="float">
            <text:p>327.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office:value-type="float" office:value="54.29" calcext:value-type="float">
            <text:p>54.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802.77" calcext:value-type="float">
            <text:p>802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696.35" calcext:value-type="float">
            <text:p>696.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office:value-type="float" office:value="2751.92" calcext:value-type="float">
            <text:p>2751.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33.68" calcext:value-type="float">
            <text:p>533.68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1" calcext:value-type="float">
            <text:p>21</text:p>
          </table:table-cell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office:value-type="float" office:value="2118.2" calcext:value-type="float">
            <text:p>2118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954.21" calcext:value-type="float">
            <text:p>954.21</text:p>
          </table:table-cell>
          <table:table-cell/>
          <table:table-cell table:number-columns-repeated="2"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float" office:value="121.95" calcext:value-type="float">
            <text:p>121.9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02.76" calcext:value-type="float">
            <text:p>1402.76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24" calcext:value-type="float">
            <text:p>-24</text:p>
          </table:table-cell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1155.15" calcext:value-type="float">
            <text:p>1155.15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95.06" calcext:value-type="float">
            <text:p>2295.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office:value-type="float" office:value="5975.84" calcext:value-type="float">
            <text:p>5975.84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35.48" calcext:value-type="float">
            <text:p>35.4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881.11" calcext:value-type="float">
            <text:p>1881.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18312.05" calcext:value-type="float">
            <text:p>18312.05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3182.36" calcext:value-type="float">
            <text:p>3182.36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13" calcext:value-type="float">
            <text:p>-13</text:p>
          </table:table-cell>
          <table:table-cell office:value-type="float" office:value="9403.29" calcext:value-type="float">
            <text:p>9403.29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25" calcext:value-type="float">
            <text:p>25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04.59" calcext:value-type="float">
            <text:p>204.5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-5" calcext:value-type="float">
            <text:p>-5</text:p>
          </table:table-cell>
          <table:table-cell office:value-type="float" office:value="244.2" calcext:value-type="float">
            <text:p>244.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20.42" calcext:value-type="float">
            <text:p>1320.42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-7" calcext:value-type="float">
            <text:p>-7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21" calcext:value-type="float">
            <text:p>-21</text:p>
          </table:table-cell>
          <table:table-cell office:value-type="float" office:value="1328.48" calcext:value-type="float">
            <text:p>1328.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18.19" calcext:value-type="float">
            <text:p>18.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156.69" calcext:value-type="float">
            <text:p>156.6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1513.79" calcext:value-type="float">
            <text:p>1513.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584.36" calcext:value-type="float">
            <text:p>7584.3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1576.1" calcext:value-type="float">
            <text:p>1576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office:value-type="float" office:value="14187.1" calcext:value-type="float">
            <text:p>14187.1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202.76" calcext:value-type="float">
            <text:p>202.7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2109.73" calcext:value-type="float">
            <text:p>2109.73</text:p>
          </table:table-cell>
          <table:table-cell/>
          <table:table-cell office:value-type="float" office:value="-9" calcext:value-type="float">
            <text:p>-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22.63" calcext:value-type="float">
            <text:p>822.6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office:value-type="float" office:value="-24" calcext:value-type="float">
            <text:p>-24</text:p>
          </table:table-cell>
          <table:table-cell office:value-type="float" office:value="-6" calcext:value-type="float">
            <text:p>-6</text:p>
          </table:table-cell>
          <table:table-cell office:value-type="float" office:value="40.74" calcext:value-type="float">
            <text:p>40.7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09.13" calcext:value-type="float">
            <text:p>1409.13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21" calcext:value-type="float">
            <text:p>21</text:p>
          </table:table-cell>
          <table:table-cell office:value-type="float" office:value="30.16" calcext:value-type="float">
            <text:p>30.16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36.88" calcext:value-type="float">
            <text:p>36.8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6" calcext:value-type="float">
            <text:p>26</text:p>
          </table:table-cell>
          <table:table-cell office:value-type="float" office:value="2119.07" calcext:value-type="float">
            <text:p>2119.07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14849.32" calcext:value-type="float">
            <text:p>14849.3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63.22" calcext:value-type="float">
            <text:p>63.2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1644.39" calcext:value-type="float">
            <text:p>1644.39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520.09" calcext:value-type="float">
            <text:p>520.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3300.55" calcext:value-type="float">
            <text:p>3300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1022.14" calcext:value-type="float">
            <text:p>1022.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11.72" calcext:value-type="float">
            <text:p>11.7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7" calcext:value-type="float">
            <text:p>-17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float" office:value="6274.48" calcext:value-type="float">
            <text:p>6274.4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office:value-type="float" office:value="2121.29" calcext:value-type="float">
            <text:p>2121.29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  <table:table-cell office:value-type="float" office:value="33.77" calcext:value-type="float">
            <text:p>33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8.13" calcext:value-type="float">
            <text:p>48.1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867.53" calcext:value-type="float">
            <text:p>867.5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office:value-type="float" office:value="8557.54" calcext:value-type="float">
            <text:p>8557.54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office:value-type="float" office:value="1319.31" calcext:value-type="float">
            <text:p>1319.3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567.71" calcext:value-type="float">
            <text:p>567.71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361.78" calcext:value-type="float">
            <text:p>361.78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5" calcext:value-type="float">
            <text:p>-25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03.1" calcext:value-type="float">
            <text:p>2103.1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  <table:table-cell office:value-type="float" office:value="14.68" calcext:value-type="float">
            <text:p>14.68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office:value-type="float" office:value="310.26" calcext:value-type="float">
            <text:p>310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57.74" calcext:value-type="float">
            <text:p>1857.74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808.12" calcext:value-type="float">
            <text:p>808.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13.09" calcext:value-type="float">
            <text:p>1713.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 office:value-type="float" office:value="-16" calcext:value-type="float">
            <text:p>-16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office:value-type="float" office:value="3228.64" calcext:value-type="float">
            <text:p>3228.64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  <table:table-cell office:value-type="float" office:value="1908.62" calcext:value-type="float">
            <text:p>1908.6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00.38" calcext:value-type="float">
            <text:p>100.3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12.65" calcext:value-type="float">
            <text:p>2412.65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office:value-type="float" office:value="161.36" calcext:value-type="float">
            <text:p>161.36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606.08" calcext:value-type="float">
            <text:p>1606.0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 office:value-type="float" office:value="-20" calcext:value-type="float">
            <text:p>-20</text:p>
          </table:table-cell>
          <table:table-cell office:value-type="float" office:value="-5" calcext:value-type="float">
            <text:p>-5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76.62" calcext:value-type="float">
            <text:p>76.6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88.67" calcext:value-type="float">
            <text:p>2588.67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684.21" calcext:value-type="float">
            <text:p>12684.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1799.66" calcext:value-type="float">
            <text:p>1799.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65.08" calcext:value-type="float">
            <text:p>65.08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04.39" calcext:value-type="float">
            <text:p>1804.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-30" calcext:value-type="float">
            <text:p>-30</text:p>
          </table:table-cell>
          <table:table-cell office:value-type="float" office:value="52.92" calcext:value-type="float">
            <text:p>52.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136.01" calcext:value-type="float">
            <text:p>136.0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1285.67" calcext:value-type="float">
            <text:p>1285.67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9" calcext:value-type="float">
            <text:p>-19</text:p>
          </table:table-cell>
          <table:table-cell office:value-type="float" office:value="612.36" calcext:value-type="float">
            <text:p>612.36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62.96" calcext:value-type="float">
            <text:p>62.9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1080.53" calcext:value-type="float">
            <text:p>1080.53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office:value-type="float" office:value="3545.48" calcext:value-type="float">
            <text:p>3545.4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4" calcext:value-type="float">
            <text:p>24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64.66" calcext:value-type="float">
            <text:p>64.6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3" calcext:value-type="float">
            <text:p>-13</text:p>
          </table:table-cell>
          <table:table-cell office:value-type="float" office:value="-21" calcext:value-type="float">
            <text:p>-21</text:p>
          </table:table-cell>
          <table:table-cell office:value-type="float" office:value="-24" calcext:value-type="float">
            <text:p>-24</text:p>
          </table:table-cell>
          <table:table-cell office:value-type="float" office:value="297.25" calcext:value-type="float">
            <text:p>297.25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3044.6" calcext:value-type="float">
            <text:p>3044.6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37.44" calcext:value-type="float">
            <text:p>37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float" office:value="307.4" calcext:value-type="float">
            <text:p>307.4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8.23" calcext:value-type="float">
            <text:p>8.2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26.16" calcext:value-type="float">
            <text:p>26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901.54" calcext:value-type="float">
            <text:p>901.54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905.68" calcext:value-type="float">
            <text:p>905.6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714.38" calcext:value-type="float">
            <text:p>3714.3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  <table:table-cell office:value-type="float" office:value="1874.83" calcext:value-type="float">
            <text:p>1874.8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0.52" calcext:value-type="float">
            <text:p>90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3115.14" calcext:value-type="float">
            <text:p>3115.14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office:value-type="float" office:value="-14" calcext:value-type="float">
            <text:p>-14</text:p>
          </table:table-cell>
          <table:table-cell office:value-type="float" office:value="294.11" calcext:value-type="float">
            <text:p>294.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-25" calcext:value-type="float">
            <text:p>-25</text:p>
          </table:table-cell>
          <table:table-cell office:value-type="float" office:value="64.38" calcext:value-type="float">
            <text:p>64.3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float" office:value="-22" calcext:value-type="float">
            <text:p>-22</text:p>
          </table:table-cell>
          <table:table-cell office:value-type="float" office:value="397.96" calcext:value-type="float">
            <text:p>397.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19" calcext:value-type="float">
            <text:p>19</text:p>
          </table:table-cell>
          <table:table-cell office:value-type="float" office:value="-30" calcext:value-type="float">
            <text:p>-30</text:p>
          </table:table-cell>
          <table:table-cell office:value-type="float" office:value="22.63" calcext:value-type="float">
            <text:p>22.6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21.61" calcext:value-type="float">
            <text:p>3021.61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45.68" calcext:value-type="float">
            <text:p>945.6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-14" calcext:value-type="float">
            <text:p>-14</text:p>
          </table:table-cell>
          <table:table-cell office:value-type="float" office:value="24" calcext:value-type="float">
            <text:p>24</text:p>
          </table:table-cell>
          <table:table-cell office:value-type="float" office:value="113.71" calcext:value-type="float">
            <text:p>113.7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1452.14" calcext:value-type="float">
            <text:p>1452.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3" calcext:value-type="float">
            <text:p>-23</text:p>
          </table:table-cell>
          <table:table-cell office:value-type="float" office:value="-13" calcext:value-type="float">
            <text:p>-13</text:p>
          </table:table-cell>
          <table:table-cell office:value-type="float" office:value="-21" calcext:value-type="float">
            <text:p>-21</text:p>
          </table:table-cell>
          <table:table-cell office:value-type="float" office:value="4173.93" calcext:value-type="float">
            <text:p>4173.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-25" calcext:value-type="float">
            <text:p>-25</text:p>
          </table:table-cell>
          <table:table-cell office:value-type="float" office:value="-10" calcext:value-type="float">
            <text:p>-10</text:p>
          </table:table-cell>
          <table:table-cell office:value-type="float" office:value="140.38" calcext:value-type="float">
            <text:p>140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3517.5" calcext:value-type="float">
            <text:p>3517.5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7386.03" calcext:value-type="float">
            <text:p>17386.03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-24" calcext:value-type="float">
            <text:p>-24</text:p>
          </table:table-cell>
          <table:table-cell office:value-type="float" office:value="138.34" calcext:value-type="float">
            <text:p>138.3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float" office:value="797.91" calcext:value-type="float">
            <text:p>797.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.33" calcext:value-type="float">
            <text:p>7.33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-21" calcext:value-type="float">
            <text:p>-21</text:p>
          </table:table-cell>
          <table:table-cell office:value-type="float" office:value="-1" calcext:value-type="float">
            <text:p>-1</text:p>
          </table:table-cell>
          <table:table-cell office:value-type="float" office:value="38.62" calcext:value-type="float">
            <text:p>38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2794.97" calcext:value-type="float">
            <text:p>2794.9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3639.71" calcext:value-type="float">
            <text:p>3639.71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office:value-type="float" office:value="88.97" calcext:value-type="float">
            <text:p>88.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office:value-type="float" office:value="1181.42" calcext:value-type="float">
            <text:p>1181.42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027.22" calcext:value-type="float">
            <text:p>1027.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office:value-type="float" office:value="2214.05" calcext:value-type="float">
            <text:p>2214.05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 office:value-type="float" office:value="-19" calcext:value-type="float">
            <text:p>-19</text:p>
          </table:table-cell>
          <table:table-cell office:value-type="float" office:value="100.76" calcext:value-type="float">
            <text:p>100.76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186.97" calcext:value-type="float">
            <text:p>4186.97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29.62" calcext:value-type="float">
            <text:p>2629.6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60.77" calcext:value-type="float">
            <text:p>60.7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623.64" calcext:value-type="float">
            <text:p>623.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115.83" calcext:value-type="float">
            <text:p>115.83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4.02" calcext:value-type="float">
            <text:p>184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office:value-type="float" office:value="3205.08" calcext:value-type="float">
            <text:p>3205.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8005.52" calcext:value-type="float">
            <text:p>8005.5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2192.64" calcext:value-type="float">
            <text:p>2192.6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81.43" calcext:value-type="float">
            <text:p>1281.43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office:value-type="float" office:value="74.38" calcext:value-type="float">
            <text:p>74.38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161.12" calcext:value-type="float">
            <text:p>1161.1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1297.92" calcext:value-type="float">
            <text:p>1297.9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839.71" calcext:value-type="float">
            <text:p>32839.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25" calcext:value-type="float">
            <text:p>-25</text:p>
          </table:table-cell>
          <table:table-cell office:value-type="float" office:value="-16" calcext:value-type="float">
            <text:p>-16</text:p>
          </table:table-cell>
          <table:table-cell office:value-type="float" office:value="-26" calcext:value-type="float">
            <text:p>-26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2142.24" calcext:value-type="float">
            <text:p>2142.24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10" calcext:value-type="float">
            <text:p>-10</text:p>
          </table:table-cell>
          <table:table-cell office:value-type="float" office:value="-22" calcext:value-type="float">
            <text:p>-22</text:p>
          </table:table-cell>
          <table:table-cell office:value-type="float" office:value="-8" calcext:value-type="float">
            <text:p>-8</text:p>
          </table:table-cell>
          <table:table-cell office:value-type="float" office:value="12.48" calcext:value-type="float">
            <text:p>12.48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20" calcext:value-type="float">
            <text:p>20</text:p>
          </table:table-cell>
          <table:table-cell office:value-type="float" office:value="115.07" calcext:value-type="float">
            <text:p>115.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12:.E101])" office:value-type="float" office:value="1688.38344444444" calcext:value-type="float">
            <text:p>1688.38344444444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K12:.K101])" office:value-type="float" office:value="3612.20211111111" calcext:value-type="float">
            <text:p>3612.20211111111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Q12:.Q101])" office:value-type="float" office:value="787.223555555556" calcext:value-type="float">
            <text:p>787.2235555555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</text:p>
          </table:table-cell>
          <table:table-cell table:formula="of:=STDEV([.E2:.E101])" office:value-type="float" office:value="946.626017161039" calcext:value-type="float">
            <text:p>946.626017161039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K2:.K101])" office:value-type="float" office:value="6807.78863193905" calcext:value-type="float">
            <text:p>6807.78863193905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Q2:.Q101])" office:value-type="float" office:value="3143.57299282624" calcext:value-type="float">
            <text:p>3143.5729928262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Prueba t</text:p>
          </table:table-cell>
          <table:table-cell table:formula="of:=TTEST([.E2:.E101];[.K2:.K101];2;3)" office:value-type="float" office:value="0.00756161279724393" calcext:value-type="float">
            <text:p>0.007561612797244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E2:.E101];[.Q2:.Q101];2;3)" office:value-type="float" office:value="0.00216099469868113" calcext:value-type="float">
            <text:p>0.002160994698681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K2:.K101];[.Q2:.Q101];2;3)" office:value-type="float" office:value="0.000165911496989119" calcext:value-type="float">
            <text:p>0.000165911496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8:10:11.9734674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3:53:41.459148371</meta:creation-date>
    <dc:date>2020-08-16T21:01:25.376327752</dc:date>
    <meta:editing-duration>PT6H20M38S</meta:editing-duration>
    <meta:editing-cycles>13</meta:editing-cycles>
    <meta:generator>LibreOffice/6.0.7.3$Linux_X86_64 LibreOffice_project/00m0$Build-3</meta:generator>
    <meta:document-statistic meta:table-count="4" meta:cell-count="6085" meta:object-count="0"/>
  </office:meta>
</office:document-meta>
</file>